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ff0000" fo:font-weight="bold" style:font-weight-asian="bold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paragraph-properties fo:orphans="0" fo:widows="0"/>
      <style:text-properties fo:font-weight="bold" style:font-weight-asian="bold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 style:master-page-name="Standard">
      <style:paragraph-properties fo:orphans="0" fo:widows="0" style:page-number="1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fo:font-style="italic" style:font-style-asian="italic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49288224" text:id="ct49288224">
          <text:insertion>
            <office:change-info>
              <dc:creator>RTheren</dc:creator>
              <dc:date>2019-08-05T16:27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LGCWDW <text:s/>- </text:span><text:span text:style-name="T2">182 <text:s text:c="2"/></text:span></text:p>
      <text:p text:style-name="P1"><text:span text:style-name="T7">Colour key - </text:span><text:span text:style-name="T8">Venn</text:span><text:span text:style-name="T7"> </text:span><text:span text:style-name="T12">Pedro </text:span><text:span text:style-name="T3">Jill</text:span></text:p>
      <text:p text:style-name="P2"/>
      <text:p text:style-name="P1"><text:span text:style-name="T7">The Jill</text:span></text:p>
      <text:p text:style-name="P1"><text:a xlink:type="simple" xlink:href="https://meet.jit.si/jordan9000#config.disableAP=true&amp;config.disableAEC=true&amp;config.disableAGC=true" text:style-name="ListLabel_20_91" text:visited-style-name="ListLabel_20_91"><text:span text:style-name="T15">https://meet.jit.si/jordan9000#config.disableAP=true&amp;config.disableAEC=true&amp;config.disableAGC=true</text:span></text:a></text:p>
      <text:p text:style-name="P4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91" text:visited-style-name="ListLabel_20_91"><text:span text:style-name="T15">https://meet.jit.si/pedro9000#config.disableAP=true&amp;config.disableAEC=true&amp;config.disableAGC=true</text:span></text:a></text:p>
      <text:p text:style-name="P2"/>
      <text:p text:style-name="P1"><draw:rect text:anchor-type="as-char" style:rel-width="100%" draw:z-index="0" draw:style-name="gr1" draw:text-style-name="P17" svg:width="0.0012in" svg:height="0.0213in"><text:p/></draw:rect></text:p>
      <text:p text:style-name="Standard">News</text:p>
      <text:p text:style-name="Standard">Plugs</text:p>
      <text:p text:style-name="Standard">Pi</text:p>
      <text:p text:style-name="Standard">Feedback</text:p>
      <text:p text:style-name="Standard"><draw:rect text:anchor-type="as-char" style:rel-width="100%" draw:z-index="1" draw:style-name="gr1" draw:text-style-name="P17" svg:width="0.0012in" svg:height="0.0213in"><text:p/></draw:rect></text:p>
      <text:p text:style-name="P1"><text:span text:style-name="T4">Patreons:</text:span><text:span text:style-name="T17"> Post story suggestions </text:span><text:span text:style-name="T18">HAR</text:span><text:span text:style-name="T19">!</text:span></text:p>
      <text:p text:style-name="P1"/>
      <text:p text:style-name="P1">1.<text:change-start text:change-id="ct49288224"/> Manjaro won’t have FreeOffice installed by default: (RTheren)</text:p>
      <text:p text:style-name="P1"><text:tab/><text:a xlink:type="simple" xlink:href="https://forum.manjaro.org/t/about-freeoffice-its-not-being-installed-by-default/97297" text:style-name="ListLabel_20_92" text:visited-style-name="ListLabel_20_92">https://forum.manjaro.org/t/about-freeoffice-its-not-being-installed-by-default/97297</text:a></text:p>
      <text:p text:style-name="P1"><text:tab/>In the new installer, you will be able to choose which office suit you want: LibreOffice, FreeOffice or nothing.<text:change-end text:change-id="ct49288224"/></text:p>
      <text:p text:style-name="P1"><text:soft-page-break/>2.</text:p>
      <text:p text:style-name="P1">3.</text:p>
      <text:p text:style-name="P1">4.</text:p>
      <text:p text:style-name="P1">5.</text:p>
      <text:p text:style-name="P1"><draw:rect text:anchor-type="as-char" style:rel-width="100%" draw:z-index="2" draw:style-name="gr1" draw:text-style-name="P17" svg:width="0.0012in" svg:height="0.0213in"><text:p/></draw:rect></text:p>
      <text:p text:style-name="Standard"><text:span text:style-name="T2">Rundown: You know the drill </text:span></text:p>
      <text:p text:style-name="Standard"/>
      <text:p text:style-name="Standard"/>
      <text:p text:style-name="P4"/>
      <text:p text:style-name="P1"><draw:rect text:anchor-type="as-char" style:rel-width="100%" draw:z-index="3" draw:style-name="gr1" draw:text-style-name="P17" svg:width="0.0012in" svg:height="0.0213in"><text:p/></draw:rect></text:p>
      <text:p text:style-name="P1"><text:span text:style-name="T7">What we’re up to :</text:span></text:p>
      <text:p text:style-name="P1"><text:span text:style-name="T7">V - Reworking a few bits on the streaming setup in preparation of, thing... s. </text:span></text:p>
      <text:p text:style-name="P1"><text:span text:style-name="T7">J - Had a great time again being a guest with Chris Fisher on Jupiter Broadcasting’s “The Friday Stream” where I gave out 3 Linux Steam game keys to three lucky winners of an online “Who Wants to Be a Millionaire” game! <text:s/>Thank you to Chris for sharing the Linux love :-D</text:span></text:p>
      <text:p text:style-name="P1"><text:span text:style-name="T7">P - </text:span></text:p>
      <text:p text:style-name="Standard"><draw:rect text:anchor-type="as-char" style:rel-width="100%" draw:z-index="4" draw:style-name="gr1" draw:text-style-name="P17" svg:width="0.0012in" svg:height="0.0213in"><text:p/></draw:rect></text:p>
      <text:p text:style-name="Standard">News</text:p>
      <text:p text:style-name="Standard"/>
      <text:p text:style-name="Standard"><text:span text:style-name="T9">Manjaro FreeOffice</text:span> (RTheren)</text:p>
      <text:p text:style-name="Standard"><text:a xlink:type="simple" xlink:href="https://forum.manjaro.org/t/about-freeoffice-its-not-being-installed-by-default/97297" text:style-name="ListLabel_20_93" text:visited-style-name="ListLabel_20_93"><text:span text:style-name="T16">https://forum.manjaro.org/t/about-freeoffice-its-not-being-installed-by-default/97297</text:span></text:a></text:p>
      <text:list xml:id="list1691850195" text:style-name="WWNum3">
        <text:list-item>
          <text:p text:style-name="P5"><text:span text:style-name="T9">That got sorted with a quickness. </text:span></text:p>
        </text:list-item>
        <text:list-item>
          <text:p text:style-name="P5"><text:span text:style-name="T9">There will now be an option during setup. </text:span></text:p>
        </text:list-item>
        <text:list-item>
          <text:p text:style-name="P5"><text:soft-page-break/><text:span text:style-name="T9">No money exchanged hands.</text:span></text:p>
        </text:list-item>
        <text:list-item>
          <text:p text:style-name="P5"><text:span text:style-name="T9">That said, internet gonna internet. </text:span></text:p>
        </text:list-item>
        <text:list-item>
          <text:p text:style-name="P5"><text:span text:style-name="T5">I am glad this got sorted and am looking forward to what the partnership between Softmaker and Manjaro will bring.</text:span></text:p>
        </text:list-item>
        <text:list-item>
          <text:p text:style-name="P5"><text:span text:style-name="T13">So it’s not installed by default and FreeOffice themselves are letting people save documents to the relevant formats.</text:span></text:p>
        </text:list-item>
        <text:list-item>
          <text:p text:style-name="P5"><text:span text:style-name="T13">All in all, not a bad day to be an internet troll.</text:span></text:p>
        </text:list-item>
      </text:list>
      <text:p text:style-name="Standard"/>
      <text:p text:style-name="Standard"><text:span text:style-name="T12">Switching from Ubuntu to Manjaro</text:span></text:p>
      <text:p text:style-name="Standard"><text:a xlink:type="simple" xlink:href="https://www.howtogeek.com/430556/why-i-switched-from-ubuntu-to-manjaro-linux/" text:style-name="ListLabel_20_93" text:visited-style-name="ListLabel_20_93"><text:span text:style-name="T16">https://www.howtogeek.com/430556/why-i-switched-from-ubuntu-to-manjaro-linux/</text:span></text:a></text:p>
      <text:list xml:id="list332695950" text:style-name="WWNum7">
        <text:list-item>
          <text:p text:style-name="P6"><text:span text:style-name="T5">I like what the author Dave Mckay states: </text:span>“Manjaro feels like driving a go-kart you’ve built yourself. Ubuntu feels like a big, comfy, well-stocked RV. There’s something to be said for both approaches.”</text:p>
        </text:list-item>
        <text:list-item>
          <text:p text:style-name="P6"><text:span text:style-name="T5">To be truthful, most Linux distros are zippier then Ubuntu if you compare the default desktops GNOME to GNOME, but if you use the lower memory desktops like I do, Fluxbox, Wmaker, xfce you don’t notice much of a speed difference between distros.</text:span></text:p>
        </text:list-item>
        <text:list-item>
          <text:p text:style-name="P6"><text:span text:style-name="T9">Gnome is slow on any distro. </text:span></text:p>
        </text:list-item>
        <text:list-item>
          <text:p text:style-name="P6"><text:span text:style-name="T9">Yes, having 24 enabled daemons vs 90 could have some impact on overall speed. </text:span></text:p>
        </text:list-item>
        <text:list-item>
          <text:p text:style-name="P6"><text:span text:style-name="T9">Fedora has 89 for anyone playing the home game. </text:span></text:p>
        </text:list-item>
        <text:list-item>
          <text:p text:style-name="P6"><text:span text:style-name="T9">One of the benefits of running an Arch based distro is the wiki. </text:span></text:p>
        </text:list-item>
        <text:list-item>
          <text:p text:style-name="P6"><text:span text:style-name="T13">I was okay with this until the the “better 3rd party software repos”</text:span></text:p>
        </text:list-item>
        <text:list-item>
          <text:p text:style-name="P6"><text:span text:style-name="T13">That’s… debatable.</text:span></text:p>
        </text:list-item>
      </text:list>
      <text:p text:style-name="Standard"/>
      <text:p text:style-name="Standard"><text:span text:style-name="T12"><office:annotation office:name="__Annotation__75_408346437"><dc:creator>Katana Steel</dc:creator><dc:date>2019-08-07T05:44:40</dc:date><text:p><text:span text:style-name="T20">Why would one load a document of macros that you didn't write or copy/paste yourself?</text:span></text:p></office:annotation></text:span><text:span text:style-name="T12">Libreoffice vulnerability</text:span><office:annotation-end office:name="__Annotation__75_408346437"/></text:p>
      <text:p text:style-name="Standard"><text:a xlink:type="simple" xlink:href="https://www.theregister.co.uk/2019/07/30/libreoffice_macro_vulnerability/" text:style-name="ListLabel_20_93" text:visited-style-name="ListLabel_20_93"><text:span text:style-name="T16">https://www.theregister.co.uk/2019/07/30/libreoffice_macro_vulnerability/</text:span></text:a></text:p>
      <text:list xml:id="list3712589742" text:style-name="WWNum9">
        <text:list-item>
          <text:p text:style-name="P7"><text:span text:style-name="T5">The author Tim Anderson thought that making a separate ODF document with macros, such as ODFM would be a good idea, like the docm Word counterpart introduced in Office 2007. <text:s/>I agree, in light of this vulnerability.</text:span></text:p>
        </text:list-item>
        <text:list-item>
          <text:p text:style-name="P7"><text:span text:style-name="T5">The Document Foundation, fix this! <text:s/>I don’t want my “turtle graphics” in LibreOffice having any similarity with infected Microsoft Office Clippy macros.</text:span></text:p>
        </text:list-item>
        <text:list-item>
          <text:p text:style-name="P7"><text:soft-page-break/><text:span text:style-name="T13">You’d think with Microsoft’s history of macros, the LibreOffice people would have been extra careful.</text:span></text:p>
        </text:list-item>
      </text:list>
      <text:p text:style-name="Standard"/>
      <text:p text:style-name="Standard"><text:span text:style-name="T12">K is for Zero Day</text:span></text:p>
      <text:p text:style-name="Standard"><text:a xlink:type="simple" xlink:href="https://www.zdnet.com/article/unpatched-kde-vulnerability-disclosed-on-twitter/" text:style-name="ListLabel_20_93" text:visited-style-name="ListLabel_20_93"><text:span text:style-name="T16">https://www.zdnet.com/article/unpatched-kde-vulnerability-disclosed-on-twitter/</text:span></text:a></text:p>
      <text:list xml:id="list2595222878" text:style-name="WWNum5">
        <text:list-item>
          <text:p text:style-name="P8"><text:span text:style-name="T13">A malicious .desktop can load arbitrary code just from the thumbnailer when searching for whatever was put into the icon= field</text:span></text:p>
        </text:list-item>
        <text:list-item>
          <text:p text:style-name="P8"><text:span text:style-name="T13">Person who revealed this on Twitter did so deliberately without going to the developers first.</text:span></text:p>
        </text:list-item>
        <text:list-item>
          <text:p text:style-name="P8"><text:span text:style-name="T13">This is a person with an agenda.</text:span></text:p>
        </text:list-item>
        <text:list-item>
          <text:p text:style-name="P8"><text:span text:style-name="T13">So, as it currently stands, if you use KF 5.60 or lower you’re vulnerable.</text:span></text:p>
        </text:list-item>
        <text:list-item>
          <text:p text:style-name="P8"><text:span text:style-name="T13">Which is basically everyone running the current stable versions.</text:span><text:span text:style-name="T5"> </text:span></text:p>
        </text:list-item>
        <text:list-item>
          <text:p text:style-name="P8"><text:span text:style-name="T5">The exploit can be hidden in a Zip or Tar file.</text:span></text:p>
        </text:list-item>
        <text:list-item>
          <text:p text:style-name="P8"><text:span text:style-name="T5">The researcher who found the vulnerability, Dominik "zer0pwn" Penner didn’t contact the KDE team beforehand because he wanted to drop it 0 day before the Defcon security conference.</text:span></text:p>
        </text:list-item>
      </text:list>
      <text:p text:style-name="P3"/>
      <text:p text:style-name="Standard"><text:span text:style-name="T9">XFCE 4.14 Pre 3</text:span></text:p>
      <text:p text:style-name="Standard"><text:a xlink:type="simple" xlink:href="https://simon.shimmerproject.org/2019/07/31/xfce-4-14pre3-released/" text:style-name="ListLabel_20_93" text:visited-style-name="ListLabel_20_93"><text:span text:style-name="T16">https://simon.shimmerproject.org/2019/07/31/xfce-4-14pre3-released/</text:span></text:a></text:p>
      <text:list xml:id="list639530639" text:style-name="WWNum8">
        <text:list-item>
          <text:p text:style-name="P9"><text:span text:style-name="T5">Support for the long awaited xfce4-screensaver which is integrated with the Xfce desktop, utilises Xfce libraries and the Xfconf configuration backend was added in this release.</text:span></text:p>
        </text:list-item>
        <text:list-item>
          <text:p text:style-name="P9"><text:span text:style-name="T5">The xfce4-panel has had many bug fixes to its plugins as well, including tasklist fixes for the new group indicator, directory-menu and clock.</text:span></text:p>
        </text:list-item>
        <text:list-item>
          <text:p text:style-name="P9"><text:span text:style-name="T5">Like that of xfmw4, the xfce4-panel also has compositing issue fixes and includes fallback for missing icons.</text:span></text:p>
        </text:list-item>
        <text:list-item>
          <text:p text:style-name="P9"><text:span text:style-name="T9">I really want to kill compton in favour of xfmw4 but until they sort the Chrome scroll chugging it will remain. </text:span></text:p>
        </text:list-item>
        <text:list-item>
          <text:p text:style-name="P9"><text:span text:style-name="T13">It’s the final pre-release for the new version.</text:span></text:p>
        </text:list-item>
      </text:list>
      <text:p text:style-name="Standard"/>
      <text:p text:style-name="Standard"><text:span text:style-name="T9"><office:annotation office:name="__Annotation__106_408346437"><dc:creator>Katana Steel</dc:creator><dc:date>2019-08-07T05:26:34</dc:date><text:p><text:span text:style-name="T20">only the latest Debian upgrade had me use Apt for the repo update, to transition the repo keys interactively</text:span></text:p></office:annotation></text:span><text:span text:style-name="T9">Apt apt-get explained</text:span><office:annotation-end office:name="__Annotation__106_408346437"/></text:p>
      <text:p text:style-name="Standard"><text:soft-page-break/><text:a xlink:type="simple" xlink:href="https://itsfoss.com/apt-vs-apt-get-difference/" text:style-name="ListLabel_20_93" text:visited-style-name="ListLabel_20_93"><text:span text:style-name="T16">https://itsfoss.com/apt-vs-apt-get-difference/</text:span></text:a></text:p>
      <text:list xml:id="list3776736238" text:style-name="WWNum2">
        <text:list-item>
          <text:p text:style-name="P10"><text:span text:style-name="T9">I’ve always wondered if there was any real difference between the two. </text:span></text:p>
        </text:list-item>
        <text:list-item>
          <text:p text:style-name="P10"><text:span text:style-name="T9">For the end user, yeah, not much of one. </text:span></text:p>
        </text:list-item>
        <text:list-item>
          <text:p text:style-name="P10"><text:span text:style-name="T9">Apt was made to simplify things and 90% of the time I remember to leave out the -get.</text:span></text:p>
        </text:list-item>
        <text:list-item>
          <text:p text:style-name="P10"><text:span text:style-name="T5">Same here Venn, and the same thing happened to me also with the introduction of Aptitude, which I rarely used . . .</text:span></text:p>
        </text:list-item>
        <text:list-item>
          <text:p text:style-name="P10"><text:span text:style-name="T5">I still prefer the verboseness of apt-get to apt, but I do like the progress bar in apt, nice touch! </text:span></text:p>
        </text:list-item>
        <text:list-item>
          <text:p text:style-name="P10"><text:span text:style-name="T5">Using apt-get is like riding a bicycle for me and is one of the reasons that Debian and its derivatives are my favorite distros.</text:span></text:p>
        </text:list-item>
        <text:list-item>
          <text:p text:style-name="P10"><text:span text:style-name="T13">It’s not a bad idea to make subtle changes to the CLI tools.</text:span></text:p>
        </text:list-item>
        <text:list-item>
          <text:p text:style-name="P10"><text:span text:style-name="T13">I guess aptitude was too much of a mouthful… fingerful?... to type down everytime.</text:span></text:p>
          <text:list>
            <text:list-item>
              <text:p text:style-name="P15"><text:span text:style-name="T9">It should be renamed last-resort. </text:span></text:p>
            </text:list-item>
          </text:list>
        </text:list-item>
      </text:list>
      <text:p text:style-name="Standard"/>
      <text:p text:style-name="Standard"><text:span text:style-name="T3">Xibo Snap</text:span></text:p>
      <text:p text:style-name="Standard"><text:a xlink:type="simple" xlink:href="https://ubuntu.com/blog/digital-signage-platform-xibo-launches-as-a-snap" text:style-name="ListLabel_20_93" text:visited-style-name="ListLabel_20_93"><text:span text:style-name="T16">https://ubuntu.com/blog/digital-signage-platform-xibo-launches-as-a-snap</text:span></text:a></text:p>
      <text:list xml:id="list1684746893" text:style-name="WWNum1">
        <text:list-item>
          <text:p text:style-name="P11"><text:span text:style-name="T5">The popular and powerful digital signage platform Xibo comes to Linux because of popular demand and launches as a snap!</text:span></text:p>
        </text:list-item>
        <text:list-item>
          <text:p text:style-name="P11"><text:span text:style-name="T5">Xibo’s Content Management System can be self-hosted or cloud based.</text:span></text:p>
        </text:list-item>
        <text:list-item>
          <text:p text:style-name="P11"><text:span text:style-name="T5">Xibo also supports the Linux based LG webOS smart TVs and Samsung’s Tizen smart TVs, which are some of the top selling TVs in the industry. </text:span></text:p>
        </text:list-item>
      </text:list>
      <text:p text:style-name="Standard"><draw:rect text:anchor-type="as-char" style:rel-width="100%" draw:z-index="5" draw:style-name="gr1" draw:text-style-name="P17" svg:width="0.0012in" svg:height="0.0213in"><text:p/></draw:rect></text:p>
      <text:p text:style-name="Standard">Plugs</text:p>
      <text:p text:style-name="Standard"/>
      <text:p text:style-name="Standard">CowBirdBoy</text:p>
      <text:p text:style-name="Standard">AT2020</text:p>
      <text:p text:style-name="Standard"><text:soft-page-break/><text:a xlink:type="simple" xlink:href="https://twitter.com/VennStone/status/1156738918252994560/photo/1" text:style-name="ListLabel_20_93" text:visited-style-name="ListLabel_20_93"><text:span text:style-name="T16">Cube </text:span></text:a></text:p>
      <text:p text:style-name="Standard"><draw:rect text:anchor-type="as-char" style:rel-width="100%" draw:z-index="6" draw:style-name="gr1" draw:text-style-name="P17" svg:width="0.0012in" svg:height="0.0213in"><text:p/></draw:rect></text:p>
      <text:p text:style-name="Standard">Slice of Pi</text:p>
      <text:p text:style-name="Standard"/>
      <text:p text:style-name="Standard"><text:span text:style-name="T3">Vision Pi</text:span> </text:p>
      <text:p text:style-name="Standard"><text:a xlink:type="simple" xlink:href="https://hackaday.com/2019/08/03/high-performance-stereo-computer-vision-for-the-raspberry-pi/" text:style-name="ListLabel_20_93" text:visited-style-name="ListLabel_20_93"><text:span text:style-name="T16">https://hackaday.com/2019/08/03/high-performance-stereo-computer-vision-for-the-raspberry-pi/</text:span></text:a></text:p>
      <text:list xml:id="list1845079488" text:style-name="WWNum10">
        <text:list-item>
          <text:p text:style-name="P12"><text:span text:style-name="T13">Give your robot a pair of eyes, using Pis.</text:span></text:p>
        </text:list-item>
        <text:list-item>
          <text:p text:style-name="P12"><text:span text:style-name="T5">Computer Vision for the RasPi has performed extremely slow until the Luxonis DepthAI came along.</text:span></text:p>
        </text:list-item>
        <text:list-item>
          <text:p text:style-name="P12"><text:span text:style-name="T5">It uses a carrier board to mate a Myriad X VPU and a suite of cameras to the Raspberry Pi Compute Module.</text:span></text:p>
        </text:list-item>
        <text:list-item>
          <text:p text:style-name="P12"><text:span text:style-name="T5">The Myriad X is a vision processor capable of doing real time object detection and stereo depth at over 30FPS.</text:span></text:p>
        </text:list-item>
        <text:list-item>
          <text:p text:style-name="P12"><text:span text:style-name="T5">It bypasses the Pi’s CPU and sends data via USB which gives it 5x performance boost using the Intel Myriad X chip.</text:span></text:p>
        </text:list-item>
        <text:list-item>
          <text:p text:style-name="P12"><text:span text:style-name="T5">The goal is to make a device that helps bikers avoid dangerous collisions. <text:s/>Could the future of autonomous vehicles be unlocked with a Raspberry Pi? :-D</text:span></text:p>
        </text:list-item>
      </text:list>
      <text:p text:style-name="Standard"><draw:rect text:anchor-type="as-char" style:rel-width="100%" draw:z-index="7" draw:style-name="gr1" draw:text-style-name="P17" svg:width="0.0012in" svg:height="0.0213in"><text:p/></draw:rect></text:p>
      <text:p text:style-name="Standard">Feedback</text:p>
      <text:p text:style-name="Standard"/>
      <text:p text:style-name="Standard"><text:span text:style-name="T9">FCA 1616</text:span></text:p>
      <text:p text:style-name="Standard"><text:a xlink:type="simple" xlink:href="https://linuxgamecast.com/bradley/?9zFmaon" text:style-name="ListLabel_20_93" text:visited-style-name="ListLabel_20_93"><text:span text:style-name="T16">https://linuxgamecast.com/bradley/?9zFmaon</text:span></text:a></text:p>
      <text:list xml:id="list2955399774" text:style-name="WWNum6">
        <text:list-item>
          <text:p text:style-name="P13"><text:span text:style-name="T9">Short answer: Any class-compliant interface made in the history of ever will work with Jack on Linux.</text:span></text:p>
        </text:list-item>
        <text:list-item>
          <text:p text:style-name="P13"><text:span text:style-name="T9">The exception being interfaces that require additional software to run built-in effects and the like. </text:span></text:p>
        </text:list-item>
        <text:list-item>
          <text:p text:style-name="P13"><text:span text:style-name="T9">Pro audio recording (emphasis on </text:span><text:span text:style-name="T11">recording</text:span><text:span text:style-name="T9">, I don’t know the situation with beep boop music) under Linux is </text:span><text:span text:style-name="T11">extremely</text:span><text:span text:style-name="T9"> mature.</text:span></text:p>
        </text:list-item>
        <text:list-item>
          <text:p text:style-name="P13"><text:span text:style-name="T9">Despite the self proclaimed "professionals" who bought a Scarlett 2i2 tinker-toy claiming otherwise. </text:span></text:p>
        </text:list-item>
        <text:list-item>
          <text:p text:style-name="P13"><text:soft-page-break/><text:span text:style-name="T9">Ardour will record as many tracks as your CPU can handle. </text:span></text:p>
        </text:list-item>
        <text:list-item>
          <text:p text:style-name="P13"><text:span text:style-name="T9">We have a dedicated Jackbox recording 6-tracks and processing 11 right now. </text:span></text:p>
        </text:list-item>
        <text:list-item>
          <text:p text:style-name="P13"><text:span text:style-name="T9">And for those of you wondering why we're talking about Firewire in 2019 remember this.</text:span></text:p>
        </text:list-item>
        <text:list-item>
          <text:p text:style-name="P13"><text:span text:style-name="T9">Audio tech moves at a glacial pace compared to PC hardware.</text:span></text:p>
        </text:list-item>
        <text:list-item>
          <text:p text:style-name="P13"><text:span text:style-name="T9">Not broke, don’t fix, is very much law in this realm. </text:span></text:p>
        </text:list-item>
        <text:list-item>
          <text:p text:style-name="P13"><text:span text:style-name="T9">If you are buying a "pro" interface in 2019 it's going to be Thuderbolt or Firewire, not USB 2. </text:span></text:p>
        </text:list-item>
        <text:list-item>
          <text:p text:style-name="P13"><text:a xlink:type="simple" xlink:href="https://www.linuxmusicians.com/" text:style-name="ListLabel_20_93" text:visited-style-name="ListLabel_20_93"><text:span text:style-name="T16">https://www.linuxmusicians.com</text:span></text:a></text:p>
        </text:list-item>
      </text:list>
      <text:p text:style-name="Standard"/>
      <text:p text:style-name="Standard"><office:annotation office:name="__Annotation__175_408346437"><dc:creator>Katana Steel</dc:creator><dc:date>2019-08-07T05:41:01</dc:date><text:p><text:span text:style-name="T20">I'd have to say I've yet to see my Thunar crash on me but then again I barely use it to move files around...</text:span></text:p><text:p/><text:p><text:span text:style-name="T20">Something, something old habits, and something or another about drag'n'drop, and some reference to a lawn</text:span></text:p></office:annotation><office:annotation office:name="__Annotation__173_408346437"><dc:creator>Katana Steel</dc:creator><dc:date>2019-08-07T05:37:05</dc:date><text:p><text:span text:style-name="T20">You'd trust a gui file manager to do more than allow you to browse your mounted file systems, and let you open a terminal in the current directory?</text:span></text:p></office:annotation>Thunar crashing<office:annotation-end office:name="__Annotation__173_408346437"/><office:annotation-end office:name="__Annotation__175_408346437"/> </text:p>
      <text:p text:style-name="Standard"><text:a xlink:type="simple" xlink:href="https://linuxgamecast.com/bradley/?SwfIQn1" text:style-name="ListLabel_20_93" text:visited-style-name="ListLabel_20_93"><text:span text:style-name="T16">https://linuxgamecast.com/bradley/?SwfIQn1</text:span></text:a></text:p>
      <text:list xml:id="list417553219" text:style-name="WWNum4">
        <text:list-item>
          <text:p text:style-name="P14"><text:span text:style-name="T9">GVFS has given me nothing but headaches with Thunar. </text:span></text:p>
        </text:list-item>
        <text:list-item>
          <text:p text:style-name="P14"><text:span text:style-name="T9">SFTP or SSHFS is my go-to for GUI remote management. </text:span></text:p>
        </text:list-item>
        <text:list-item>
          <text:p text:style-name="P14"><text:span text:style-name="T9">As for mass deletion, that’s something I’ve never tried in Thunar. </text:span></text:p>
        </text:list-item>
        <text:list-item>
          <text:p text:style-name="P14"><text:span text:style-name="T9">More of a rm *.* type.</text:span></text:p>
        </text:list-item>
        <text:list-item>
          <text:p text:style-name="P14"><text:span text:style-name="T5">I have also had Thunar crash when deleting lots of files, but mostly now use PCManFM and emelFM2 as my file managers of choice.</text:span></text:p>
        </text:list-item>
        <text:list-item>
          <text:p text:style-name="P14"><text:span text:style-name="T5">The upcoming XFCE 4.14 like we just talked about is supposed to have a lot of Thunar bug fixes, and hopefully will fix some of the crash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2" style:display-name="ListLabel 92" style:family="text"/>
    <style:style style:name="ListLabel_20_93" style:display-name="ListLabel 93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3" meta:word-count="1270" meta:character-count="7812" meta:non-whitespace-character-count="6682"/>
    <meta:generator>LibreOfficeDev/6.0.5.2$Linux_X86_64 LibreOffice_project/</meta:generator>
  </office:meta>
</office:document-meta>
</file>